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hesis_20_Main_20_Section_20_Heading" style:master-page-name="Thesis_20_Page_20_Layou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TABL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line-height="200%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text-transform="capitaliz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-left="0in" fo:margin-right="0in" fo:line-height="200%" fo:text-align="justify" style:justify-single-word="false" fo:text-indent="0.25in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-left="0.25in" fo:margin-right="0.25in" fo:text-align="justify" style:justify-single-word="false" fo:text-indent="0in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-left="0.25in" fo:margin-right="0.25in" fo:text-align="start" style:justify-single-word="false" fo:text-indent="0in" style:auto-text-indent="false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shadow="none"/>
      <style:text-properties fo:font-variant="normal" fo:text-transform="non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ourier New" fo:font-size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8.5in" fo:page-height="11in" style:num-format="1" style:print-orientation="portrait" fo:margin-top="1.5in" fo:margin-bottom="1in" fo:margin-left="1.5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  <style:master-page style:name="Thesis_20_Page_20_Layout" style:display-name="Thesis Page Layout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10-28T17:49:26</meta:creation-date>
    <dc:creator>Joseph Anthony C Hermocilla</dc:creator>
    <dc:date>2008-10-31T22:17:41</dc:date>
    <dc:language>en-US</dc:language>
    <meta:editing-cycles>4</meta:editing-cycles>
    <meta:editing-duration>PT51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4"/>
  </office:meta>
</office:document-meta>
</file>